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Slab" svg:font-family="'Roboto Slab'" style:font-adornments="Жир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PARENT">
      <style:text-properties fo:language="ru" fo:country="RU" officeooo:rsid="01ba413d" officeooo:paragraph-rsid="01ba413d"/>
    </style:style>
    <style:style style:name="P2" style:family="paragraph" style:parent-style-name="_5f_PARENT">
      <style:text-properties fo:language="ru" fo:country="RU" officeooo:rsid="01bc127d" officeooo:paragraph-rsid="01bc127d"/>
    </style:style>
    <style:style style:name="P3" style:family="paragraph" style:parent-style-name="_5f_PARENT">
      <style:text-properties fo:language="en" fo:country="US" officeooo:rsid="01bc127d" officeooo:paragraph-rsid="01bc127d"/>
    </style:style>
    <style:style style:name="T1" style:family="text">
      <style:text-properties fo:language="en" fo:country="US"/>
    </style:style>
    <style:style style:name="T2" style:family="text">
      <style:text-properties officeooo:rsid="01ba413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>Работаем локально</text:p>
        <text:p text:style-name="P2">обнорвим <text:span text:style-name="T1">pip </text:span></text:p>
        <text:p text:style-name="P3">python -m pip install --upgrade pip</text:p>
        <text:p text:style-name="P2">установим <text:span text:style-name="T2">flask</text:span></text:p>
        <text:p text:style-name="P1">pip install flask</text:p>
        <text:p text:style-name="P1">Successfully installed Jinja2-2.10.1 MarkupSafe-1.1.1 Werkzeug-0.15.2 click-7.0 flask-1.0.2 itsdangerous-1.1.0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swiss"/>
    <style:font-face style:name="Roboto1" svg:font-family="Roboto" style:font-adornments="Жирный" style:font-pitch="variable"/>
    <style:font-face style:name="Roboto" svg:font-family="Roboto" style:font-adornments="Обычный" style:font-pitch="variable"/>
    <style:font-face style:name="Roboto Condensed1" svg:font-family="'Roboto Condensed'" style:font-adornments="Жирный" style:font-pitch="variable"/>
    <style:font-face style:name="Roboto Condensed" svg:font-family="'Roboto Condensed'" style:font-adornments="Обычный" style:font-pitch="variable"/>
    <style:font-face style:name="Roboto Light" svg:font-family="'Roboto Light'" style:font-adornments="Жирный" style:font-pitch="variable"/>
    <style:font-face style:name="Roboto Medium" svg:font-family="'Roboto Medium'" style:font-adornments="Обычный" style:font-pitch="variable"/>
    <style:font-face style:name="Roboto Slab" svg:font-family="'Roboto Slab'" style:font-adornments="Жирный" style:font-pitch="variable"/>
    <style:font-face style:name="Consolas" svg:font-family="Consolas" style:font-family-generic="roman" style:font-pitch="variable"/>
    <style:font-face style:name="InputMonoCompressed" svg:font-family="InputMonoCompressed" style:font-family-generic="roman" style:font-pitch="variable"/>
    <style:font-face style:name="InputSansCompressed" svg:font-family="InputSansCompressed" style:font-family-generic="roman" style:font-pitch="variable"/>
    <style:font-face style:name="Liberation Mono" svg:font-family="'Liberation Mono'" style:font-family-generic="roman" style:font-pitch="variable"/>
    <style:font-face style:name="OpenSymbol" svg:font-family="OpenSymbol" style:font-family-generic="roman" style:font-pitch="variable"/>
    <style:font-face style:name="PT Sans" svg:font-family="'PT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Жирный" style:font-family-generic="swiss" style:font-pitch="variable"/>
    <style:font-face style:name="Andale Sans UI" svg:font-family="'Andale Sans UI'" style:font-family-generic="system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false" style:font-name-asian="Andale Sans UI" style:font-size-asian="10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1cm" fo:margin-bottom="0.101cm" loext:contextual-spacing="false" fo:line-height="100%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Heading" style:default-outline-level="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24pt" style:font-size-asian="24pt"/>
    </style:style>
    <style:style style:name="Heading_20_2" style:display-name="Heading 2" style:family="paragraph" style:parent-style-name="Heading" style:default-outline-level="" style:class="text">
      <style:text-properties fo:font-size="20pt" style:font-size-asian="20pt"/>
    </style:style>
    <style:style style:name="Heading_20_3" style:display-name="Heading 3" style:family="paragraph" style:parent-style-name="Heading" style:next-style-name="Text_20_body" style:default-outline-level="" style:class="text">
      <style:paragraph-properties fo:margin-left="0.499cm" fo:margin-right="0cm" fo:margin-top="0.4cm" fo:margin-bottom="0cm" loext:contextual-spacing="false" fo:text-indent="0cm" style:auto-text-indent="false"/>
      <style:text-properties style:font-name="Calibri" fo:font-family="Calibri" style:font-style-name="Жирный" style:font-family-generic="swiss" style:font-pitch="variable" fo:font-size="12pt" fo:font-weight="bold" style:font-size-asian="18pt"/>
    </style:style>
    <style:style style:name="Heading_20_4" style:display-name="Heading 4" style:family="paragraph" style:parent-style-name="Heading" style:default-outline-level="" style:class="text">
      <style:text-properties fo:font-size="16pt" style:font-size-asian="16pt"/>
    </style:style>
    <style:style style:name="Heading_20_5" style:display-name="Heading 5" style:family="paragraph" style:parent-style-name="Heading" style:default-outline-level="" style:class="text"/>
    <style:style style:name="Heading_20_6" style:display-name="Heading 6" style:family="paragraph" style:parent-style-name="Heading" style:next-style-name="Text_20_body" style:default-outline-level="6" style:class="text">
      <style:paragraph-properties fo:margin-left="2.032cm" fo:margin-right="0cm" fo:margin-top="0.106cm" fo:margin-bottom="0.106cm" loext:contextual-spacing="false" fo:text-indent="-2.03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" style:class="text"/>
    <style:style style:name="Heading_20_8" style:display-name="Heading 8" style:family="paragraph" style:parent-style-name="Heading" style:default-outline-level="" style:class="text"/>
    <style:style style:name="Heading_20_9" style:display-name="Heading 9" style:family="paragraph" style:parent-style-name="Heading" style:next-style-name="Text_20_body" style:default-outline-level="9" style:class="text">
      <style:paragraph-properties fo:margin-left="2.794cm" fo:margin-right="0cm" fo:margin-top="0.106cm" fo:margin-bottom="0.106cm" loext:contextual-spacing="false" fo:text-indent="-2.79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>
      <style:text-properties style:font-name-complex="Lucida Sans" style:font-family-complex="'Lucida Sans'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 fo:orphans="2" fo:widows="2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_20_left" style:display-name="Footer left" style:family="paragraph" style:parent-style-name="Standard" style:default-outline-level="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ПРОГРАММНЫЙ_20_КОД" style:display-name="ПРОГРАММНЫЙ КОД" style:family="paragraph" style:parent-style-name="Text_20_body" style:default-outline-level="">
      <style:paragraph-properties fo:margin-top="0cm" fo:margin-bottom="0.199cm" loext:contextual-spacing="false" fo:text-align="start" style:justify-single-word="false" fo:padding-left="0.071cm" fo:padding-right="0cm" fo:padding-top="0cm" fo:padding-bottom="0cm" fo:border-left="0.99pt solid #000000" fo:border-right="none" fo:border-top="none" fo:border-bottom="none"/>
      <style:text-properties style:font-name="InputMonoCompressed" fo:font-family="InputMonoCompressed" style:font-family-generic="roman" style:font-pitch="variable" fo:font-size="11pt" style:font-size-asian="11pt" style:font-name-complex="Liberation Sans" style:font-family-complex="'Liberation Sans'" style:font-family-generic-complex="system" style:font-pitch-complex="variable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499cm" style:auto-text-indent="false"/>
    </style:style>
    <style:style style:name="Annotation_20_Text" style:display-name="Annotation Text" style:family="paragraph" style:parent-style-name="Text_20_body" style:default-outline-level="">
      <style:paragraph-properties fo:margin-left="2cm" fo:margin-right="0cm" fo:text-indent="0cm" style:auto-text-indent="false"/>
      <style:text-properties fo:color="#ff3333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default-outline-level="" style:class="html"/>
    <style:style style:name="Default" style:family="paragraph" style:default-outline-level="">
      <style:paragraph-properties fo:text-align="start" style:justify-single-word="false"/>
      <style:text-properties fo:color="#000000" style:font-name="PT Sans" fo:font-family="'PT Sans'" style:font-family-generic="roman" style:font-pitch="variable" fo:font-size="12pt" style:font-size-asian="12pt"/>
    </style:style>
    <style:style style:name="Pa9" style:family="paragraph" style:parent-style-name="Default" style:default-outline-level="">
      <style:paragraph-properties style:line-height-at-least="0.496cm"/>
    </style:style>
    <style:style style:name="Табличка" style:family="paragraph">
      <loext:graphic-properties draw:fill="none" draw:fill-color="#dde8cb"/>
      <style:paragraph-properties fo:margin-left="4.001cm" fo:margin-right="0cm" fo:margin-top="0cm" fo:margin-bottom="0.199cm" loext:contextual-spacing="false" fo:text-indent="-4.001cm" style:auto-text-indent="false" fo:background-color="transparent" fo:padding="0.049cm" fo:border="none">
        <style:tab-stops/>
      </style:paragraph-properties>
      <style:text-properties style:font-name="Roboto" fo:font-family="Roboto" style:font-style-name="Обычный" style:font-pitch="variable"/>
    </style:style>
    <style:style style:name="Pa23" style:family="paragraph" style:parent-style-name="Default" style:default-outline-level="">
      <style:paragraph-properties style:line-height-at-least="0.355cm"/>
    </style:style>
    <style:style style:name="Pa24" style:family="paragraph" style:parent-style-name="Default" style:default-outline-level="">
      <style:paragraph-properties style:line-height-at-least="0.355cm"/>
    </style:style>
    <style:style style:name="Pa25" style:family="paragraph" style:parent-style-name="Default" style:default-outline-level="">
      <style:paragraph-properties style:line-height-at-least="0.355cm"/>
    </style:style>
    <style:style style:name="Pa15" style:family="paragraph" style:parent-style-name="Default" style:default-outline-level="">
      <style:paragraph-properties style:line-height-at-least="0.355cm"/>
    </style:style>
    <style:style style:name="Заголовок_20_11" style:display-name="Заголовок 11" style:family="paragraph" style:parent-style-name="Standard" style:next-style-name="Text_20_body" style:default-outline-level="1" style:list-style-name="">
      <style:text-properties fo:font-size="18pt" fo:font-weight="bold" style:font-size-asian="18pt" style:font-weight-asian="bold" style:font-size-complex="18pt" style:font-weight-complex="bold"/>
    </style:style>
    <style:style style:name="Заголовок_20_21" style:display-name="Заголовок 21" style:family="paragraph" style:parent-style-name="Standard" style:next-style-name="Text_20_body" style:default-outline-level="2" style:list-style-name="">
      <style:paragraph-properties fo:margin-top="0.353cm" fo:margin-bottom="0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Заголовок_20_31" style:display-name="Заголовок 31" style:family="paragraph" style:parent-style-name="Standard" style:next-style-name="Text_20_body" style:default-outline-level="3" style:list-style-name="">
      <style:paragraph-properties fo:margin-top="0.247cm" fo:margin-bottom="0cm" loext:contextual-spacing="false"/>
      <style:text-properties fo:font-weight="bold" style:font-weight-asian="bold" style:font-weight-complex="bold"/>
    </style:style>
    <style:style style:name="Заголовок_20_51" style:display-name="Заголовок 51" style:family="paragraph" style:parent-style-name="Standard" style:next-style-name="Text_20_body" style:default-outline-level="5" style:list-style-name="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Текст_20_сноски1" style:display-name="Текст сноски1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Обратный_20_адрес_20_21" style:display-name="Обратный адрес 21" style:family="paragraph" style:parent-style-name="Standard" style:default-outline-level="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_5f_HEAD_20_N" style:display-name="_HEAD N" style:family="paragraph" style:default-outline-level="" style:master-page-name="">
      <style:paragraph-properties fo:margin-left="0cm" fo:margin-right="0cm" fo:margin-top="0.499cm" fo:margin-bottom="0.3cm" loext:contextual-spacing="true" fo:text-align="center" style:justify-single-word="false" fo:orphans="2" fo:widows="2" fo:text-indent="0cm" style:auto-text-indent="false" style:page-number="auto" style:writing-mode="lr-tb"/>
      <style:text-properties fo:color="#20435c" style:font-name="Roboto Condensed" fo:font-family="'Roboto Condensed'" style:font-style-name="Обычный" style:font-pitch="variable" fo:font-size="20pt" fo:font-weight="normal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4pt"/>
    </style:style>
    <style:style style:name="_5f_PARENT" style:display-name="_PARENT" style:family="paragraph" style:default-outline-level="" style:master-page-name="">
      <loext:graphic-properties draw:fill="none" draw:fill-color="#729fcf"/>
      <style:paragraph-properties fo:margin-left="0cm" fo:margin-right="0cm" fo:margin-top="0cm" fo:margin-bottom="0.199cm" loext:contextual-spacing="false" fo:line-height="100%" fo:text-align="justify" style:justify-single-word="false" fo:hyphenation-ladder-count="no-limit" fo:text-indent="0cm" style:auto-text-indent="false" style:page-number="auto" fo:background-color="transparent"/>
      <style:text-properties style:font-name="Roboto" fo:font-family="Roboto" style:font-style-name="Обычный" style:font-pitch="variable" fo:font-size="12pt" fo:font-weight="normal" fo:hyphenate="true" fo:hyphenation-remain-char-count="2" fo:hyphenation-push-char-count="2"/>
    </style:style>
    <style:style style:name="_5f_HEAD_20_N.N" style:display-name="_HEAD N.N" style:family="paragraph" style:parent-style-name="_5f_HEAD_20_N">
      <style:paragraph-properties fo:text-align="start" style:justify-single-word="false"/>
      <style:text-properties fo:color="#20435c" style:font-name="Roboto Condensed1" fo:font-family="'Roboto Condensed'" style:font-style-name="Жирный" style:font-pitch="variable" fo:font-size="18pt" fo:font-weight="normal"/>
    </style:style>
    <style:style style:name="_5f_HEAD_20_N.N.N" style:display-name="_HEAD N.N.N" style:family="paragraph" style:parent-style-name="_5f_HEAD_20_N.N">
      <style:paragraph-properties fo:margin-left="0cm" fo:margin-right="0cm" fo:text-align="start" style:justify-single-word="false" fo:text-indent="0cm" style:auto-text-indent="false"/>
      <style:text-properties style:font-name="Roboto Light" fo:font-family="'Roboto Light'" style:font-style-name="Жирный" style:font-pitch="variable" fo:font-size="16pt" fo:font-weight="bold"/>
    </style:style>
    <style:style style:name="_5f_CODE" style:display-name="_CODE" style:family="paragraph" style:parent-style-name="_5f_PARENT" style:master-page-name="">
      <loext:graphic-properties draw:fill="solid" draw:fill-color="#012456"/>
      <style:paragraph-properties fo:margin-left="0.101cm" fo:margin-right="0cm" fo:margin-top="0.199cm" fo:margin-bottom="0.4cm" loext:contextual-spacing="true" fo:text-align="start" style:justify-single-word="false" fo:hyphenation-ladder-count="no-limit" fo:text-indent="0cm" style:auto-text-indent="false" style:page-number="auto" fo:background-color="#012456" fo:padding="0.049cm" fo:border="none">
        <style:tab-stops/>
      </style:paragraph-properties>
      <style:text-properties style:use-window-font-color="true" style:font-name="Roboto Condensed1" fo:font-family="'Roboto Condensed'" style:font-style-name="Жирный" style:font-pitch="variable" fo:font-size="12pt" fo:language="zxx" fo:country="none" fo:font-weight="bold" fo:background-color="transparent" fo:hyphenate="false" fo:hyphenation-remain-char-count="2" fo:hyphenation-push-char-count="2"/>
    </style:style>
    <style:style style:name="_5f_NOTE_20_END" style:display-name="_NOTE END" style:family="paragraph" style:parent-style-name="_5f_PARENT">
      <loext:graphic-properties draw:fill="none" draw:fill-color="#729fcf"/>
      <style:paragraph-properties fo:margin-left="1.199cm" fo:margin-right="0cm" fo:margin-top="0cm" fo:margin-bottom="0.499cm" loext:contextual-spacing="true" fo:text-indent="0cm" style:auto-text-indent="false" fo:background-color="transparent" fo:padding="0.049cm" fo:border-left="none" fo:border-right="none" fo:border-top="none" fo:border-bottom="1.5pt solid #ff3333"/>
    </style:style>
    <style:style style:name="_5f_LIST" style:display-name="_LIST" style:family="paragraph" style:parent-style-name="_5f_PARENT" style:default-outline-level="" style:list-style-name="List_20_1" style:master-page-name="">
      <style:paragraph-properties fo:margin-left="0.3cm" fo:margin-right="0cm" fo:text-indent="0cm" style:auto-text-indent="false" style:page-number="auto">
        <style:tab-stops/>
      </style:paragraph-properties>
      <style:text-properties officeooo:rsid="007e6c6d"/>
    </style:style>
    <style:style style:name="_5f_NOTE_20_BEGIN" style:display-name="_NOTE BEGIN" style:family="paragraph" style:parent-style-name="_5f_NOTE_20_END" style:master-page-name="">
      <style:paragraph-properties fo:margin-left="1.199cm" fo:margin-right="0cm" fo:margin-top="0.199cm" fo:margin-bottom="0cm" loext:contextual-spacing="false" fo:text-indent="0cm" style:auto-text-indent="false" style:page-number="auto" fo:padding="0.049cm" fo:border-left="none" fo:border-right="none" fo:border-top="1.5pt solid #ff3333" fo:border-bottom="none">
        <style:tab-stops/>
      </style:paragraph-properties>
      <style:text-properties style:use-window-font-color="true" style:font-name="Roboto1" fo:font-family="Roboto" style:font-style-name="Жирный" style:font-pitch="variable" fo:font-size="11pt" fo:font-style="normal" fo:font-weight="normal"/>
    </style:style>
    <style:style style:name="_5f_HEAD" style:display-name="_HEAD" style:family="paragraph" style:parent-style-name="_5f_HEAD_20_N.N.N">
      <style:text-properties fo:font-size="14pt"/>
    </style:style>
    <style:style style:name="_5f_LISTING" style:display-name="_LISTING" style:family="paragraph" style:parent-style-name="_5f_PARENT">
      <style:paragraph-properties fo:text-align="center" style:justify-single-word="false"/>
    </style:style>
    <style:style style:name="_5f_SOFT" style:display-name="_SOFT" style:family="paragraph" style:parent-style-name="_5f_PARENT" style:master-page-name="">
      <loext:graphic-properties draw:fill="solid" draw:fill-color="#e9f0f8"/>
      <style:paragraph-properties fo:margin-left="0cm" fo:margin-right="0cm" fo:margin-top="0cm" fo:margin-bottom="0cm" loext:contextual-spacing="false" fo:text-align="end" style:justify-single-word="false" fo:hyphenation-ladder-count="no-limit" fo:text-indent="0cm" style:auto-text-indent="false" style:page-number="auto" fo:background-color="#e9f0f8" fo:padding="0cm" fo:border="none">
        <style:tab-stops/>
      </style:paragraph-properties>
      <style:text-properties fo:color="#000000" style:font-name="Roboto Medium" fo:font-family="'Roboto Medium'" style:font-style-name="Обычный" style:font-pitch="variable" fo:language="zxx" fo:country="none" fo:font-weight="normal" fo:background-color="transparent" fo:hyphenate="false" fo:hyphenation-remain-char-count="2" fo:hyphenation-push-char-count="2"/>
    </style:style>
    <style:style style:name="Default_20_Paragraph_20_Font" style:display-name="Default Paragraph Font" style:family="text"/>
    <style:style style:name="Обычный1" style:family="text">
      <style:text-properties style:use-window-font-color="true" style:font-name="Times New Roman" fo:font-family="'Times New Roman'" style:font-family-generic="roman" style:font-pitch="variable" fo:font-size="12pt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Emphasis" style:family="text">
      <style:text-properties fo:font-style="italic" style:font-style-asian="italic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ru" style:country-asian="RU" style:language-complex="ru" style:country-complex="RU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1" style:family="text">
      <style:text-properties fo:color="#211d1e" style:font-name="Consolas" fo:font-family="Consolas" style:font-family-generic="roman" style:font-pitch="variable" fo:font-size="9pt" style:font-size-asian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ROOT" style:display-name="_ROOT" style:family="text">
      <style:text-properties style:font-name="Roboto" fo:font-family="Roboto" style:font-style-name="Обычный" style:font-pitch="variable" fo:font-size="12pt" fo:font-weight="normal" officeooo:rsid="007e6c6d"/>
    </style:style>
    <style:style style:name="_5f_LOOK" style:display-name="_LOOK" style:family="text" style:parent-style-name="_5f_ROOT">
      <style:text-properties fo:color="#000000" style:font-name="Roboto1" fo:font-family="Roboto" style:font-style-name="Жирный" style:font-pitch="variable" fo:font-size="11pt" fo:font-style="normal" style:text-underline-style="none" fo:font-weight="bold"/>
    </style:style>
    <style:style style:name="_5f_EMPHASIS" style:display-name="_EMPHASIS" style:family="text">
      <style:text-properties fo:color="#000000" style:font-name="Roboto Slab" fo:font-family="'Roboto Slab'" style:font-style-name="Жирный" style:font-pitch="variable" fo:font-size="11pt" fo:letter-spacing="normal" fo:language="zxx" fo:country="none" fo:font-style="normal" style:text-underline-style="none" fo:font-weight="bold" officeooo:rsid="0142e4dc" fo:background-color="transparent" style:text-scale="100%" loext:padding="0.049cm" loext:border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13</meta:editing-cycles>
    <meta:print-date>1970-01-01T03:00:00</meta:print-date>
    <meta:creation-date>2011-03-09T13:01:00</meta:creation-date>
    <dc:date>2019-05-02T14:07:40.877000000</dc:date>
    <dc:language>ru-RU</dc:language>
    <meta:editing-duration>P2DT12H6M19S</meta:editing-duration>
    <meta:generator>LibreOffice/6.2.2.2$Windows_x86 LibreOffice_project/2b840030fec2aae0fd2658d8d4f9548af4e3518d</meta:generator>
    <meta:document-statistic meta:table-count="0" meta:image-count="0" meta:object-count="0" meta:page-count="1" meta:paragraph-count="6" meta:word-count="24" meta:character-count="207" meta:non-whitespace-character-count="189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